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66pt" officeooo:rsid="00171657" style:font-size-asian="57.75pt" style:font-size-complex="66pt"/>
    </style:style>
    <style:style style:name="P2" style:family="paragraph" style:parent-style-name="Text_20_body">
      <style:paragraph-properties fo:text-align="center" style:justify-single-word="false"/>
      <style:text-properties fo:font-size="10.5pt" officeooo:rsid="00171657" officeooo:paragraph-rsid="00171657" style:font-size-asian="9.14999961853027pt" style:font-size-complex="10.5pt"/>
    </style:style>
    <style:style style:name="P3" style:family="paragraph" style:parent-style-name="Heading_20_2">
      <style:paragraph-properties fo:break-before="page"/>
      <style:text-properties officeooo:rsid="00171657" officeooo:paragraph-rsid="00171657"/>
    </style:style>
    <style:style style:name="P4" style:family="paragraph" style:parent-style-name="Text_20_body">
      <style:text-properties officeooo:rsid="00171657" officeooo:paragraph-rsid="00171657"/>
    </style:style>
    <style:style style:name="P5" style:family="paragraph" style:parent-style-name="Text_20_body" style:list-style-name="L1">
      <style:text-properties officeooo:rsid="00171657" officeooo:paragraph-rsid="00171657"/>
    </style:style>
    <style:style style:name="P6" style:family="paragraph" style:parent-style-name="Heading_20_2">
      <style:paragraph-properties fo:break-before="page"/>
      <style:text-properties officeooo:rsid="003cdae5" officeooo:paragraph-rsid="003cdae5"/>
    </style:style>
    <style:style style:name="P7" style:family="paragraph" style:parent-style-name="Text_20_body">
      <style:text-properties officeooo:rsid="003cdae5" officeooo:paragraph-rsid="003cdae5"/>
    </style:style>
    <style:style style:name="P8" style:family="paragraph" style:parent-style-name="Text_20_body">
      <style:text-properties fo:font-weight="normal" officeooo:rsid="003cdae5" officeooo:paragraph-rsid="003cdae5" style:font-weight-asian="normal" style:font-weight-complex="normal"/>
    </style:style>
    <style:style style:name="P9" style:family="paragraph" style:parent-style-name="Text_20_body">
      <style:paragraph-properties style:writing-mode="lr-tb" style:writing-mode-automatic="false"/>
      <style:text-properties fo:font-weight="normal" officeooo:rsid="003e1fda" officeooo:paragraph-rsid="003e1fda" style:font-weight-asian="normal" style:font-weight-complex="normal"/>
    </style:style>
    <style:style style:name="P10" style:family="paragraph" style:parent-style-name="Text_20_body" style:list-style-name="L2">
      <style:text-properties officeooo:rsid="00171657" officeooo:paragraph-rsid="00171657"/>
    </style:style>
    <style:style style:name="P11" style:family="paragraph" style:parent-style-name="Text_20_body" style:list-style-name="L2">
      <style:text-properties officeooo:rsid="00214748" officeooo:paragraph-rsid="00214748"/>
    </style:style>
    <style:style style:name="P12" style:family="paragraph" style:parent-style-name="Text_20_body" style:list-style-name="L2">
      <style:text-properties officeooo:rsid="002191f0" officeooo:paragraph-rsid="002191f0"/>
    </style:style>
    <style:style style:name="P13" style:family="paragraph" style:parent-style-name="Text_20_body">
      <style:text-properties style:text-position="super 58%" officeooo:rsid="002191f0" officeooo:paragraph-rsid="002191f0"/>
    </style:style>
    <style:style style:name="P14" style:family="paragraph">
      <loext:graphic-properties draw:fill-color="#000000"/>
      <style:paragraph-properties fo:text-align="center"/>
    </style:style>
    <style:style style:name="P15" style:family="paragraph" style:parent-style-name="Heading_20_2">
      <style:paragraph-properties fo:break-before="page"/>
      <style:text-properties officeooo:rsid="0022145a" officeooo:paragraph-rsid="0022145a"/>
    </style:style>
    <style:style style:name="P16" style:family="paragraph" style:parent-style-name="Text_20_body" style:list-style-name="L3">
      <style:text-properties officeooo:rsid="0022145a" officeooo:paragraph-rsid="0022145a"/>
    </style:style>
    <style:style style:name="P17" style:family="paragraph" style:parent-style-name="Text_20_body" style:list-style-name="L3">
      <style:text-properties fo:font-style="normal" fo:font-weight="bold" officeooo:rsid="003a3d08" officeooo:paragraph-rsid="003a3d08" style:font-style-asian="normal" style:font-weight-asian="bold" style:font-style-complex="normal" style:font-weight-complex="bold"/>
    </style:style>
    <style:style style:name="P18" style:family="paragraph" style:parent-style-name="Text_20_body" style:list-style-name="L3">
      <style:text-properties fo:font-weight="bold" officeooo:rsid="0022145a" officeooo:paragraph-rsid="0022145a" style:font-weight-asian="bold" style:font-weight-complex="bold"/>
    </style:style>
    <style:style style:name="P19" style:family="paragraph" style:parent-style-name="Text_20_body" style:list-style-name="L3">
      <style:text-properties fo:font-style="normal" fo:font-weight="bold" officeooo:rsid="0023b777" officeooo:paragraph-rsid="0023b777" style:font-style-asian="normal" style:font-weight-asian="bold" style:font-style-complex="normal" style:font-weight-complex="bold"/>
    </style:style>
    <style:style style:name="P20" style:family="paragraph" style:parent-style-name="Text_20_body" style:list-style-name="L3">
      <style:text-properties fo:font-style="normal" fo:font-weight="bold" officeooo:rsid="0025370b" officeooo:paragraph-rsid="0025370b" style:font-style-asian="normal" style:font-weight-asian="bold" style:font-style-complex="normal" style:font-weight-complex="bold"/>
    </style:style>
    <style:style style:name="P21" style:family="paragraph" style:parent-style-name="Text_20_body" style:list-style-name="L3">
      <style:text-properties fo:font-style="normal" fo:font-weight="bold" officeooo:rsid="0029af09" officeooo:paragraph-rsid="0029af09" style:font-style-asian="normal" style:font-weight-asian="bold" style:font-style-complex="normal" style:font-weight-complex="bold"/>
    </style:style>
    <style:style style:name="P22" style:family="paragraph" style:parent-style-name="Text_20_body" style:list-style-name="L3">
      <style:text-properties fo:font-style="normal" fo:font-weight="bold" officeooo:rsid="002a4e3a" officeooo:paragraph-rsid="002a4e3a" style:font-style-asian="normal" style:font-weight-asian="bold" style:font-style-complex="normal" style:font-weight-complex="bold"/>
    </style:style>
    <style:style style:name="P23" style:family="paragraph" style:parent-style-name="Text_20_body" style:list-style-name="L3">
      <style:text-properties fo:font-style="normal" fo:font-weight="bold" officeooo:rsid="002cee3e" officeooo:paragraph-rsid="002cee3e" style:font-style-asian="normal" style:font-weight-asian="bold" style:font-style-complex="normal" style:font-weight-complex="bold"/>
    </style:style>
    <style:style style:name="P24" style:family="paragraph" style:parent-style-name="Text_20_body" style:list-style-name="L3">
      <style:text-properties fo:font-style="normal" fo:font-weight="bold" officeooo:rsid="003486c2" officeooo:paragraph-rsid="003486c2" style:font-style-asian="normal" style:font-weight-asian="bold" style:font-style-complex="normal" style:font-weight-complex="bold"/>
    </style:style>
    <style:style style:name="P25" style:family="paragraph" style:parent-style-name="Text_20_body" style:list-style-name="L3">
      <style:text-properties fo:font-style="normal" fo:font-weight="bold" officeooo:rsid="0036f3cf" officeooo:paragraph-rsid="0036f3cf" style:font-style-asian="normal" style:font-weight-asian="bold" style:font-style-complex="normal" style:font-weight-complex="bold"/>
    </style:style>
    <style:style style:name="P26" style:family="paragraph" style:parent-style-name="Text_20_body" style:list-style-name="L3">
      <style:text-properties fo:font-style="normal" fo:font-weight="bold" officeooo:rsid="0037831b" officeooo:paragraph-rsid="0037831b" style:font-style-asian="normal" style:font-weight-asian="bold" style:font-style-complex="normal" style:font-weight-complex="bold"/>
    </style:style>
    <style:style style:name="P27" style:family="paragraph" style:parent-style-name="Text_20_body" style:list-style-name="L3">
      <style:text-properties fo:font-style="normal" fo:font-weight="bold" officeooo:rsid="0038b37b" officeooo:paragraph-rsid="0038b37b" style:font-style-asian="normal" style:font-weight-asian="bold" style:font-style-complex="normal" style:font-weight-complex="bold"/>
    </style:style>
    <style:style style:name="P28" style:family="paragraph" style:parent-style-name="Text_20_body" style:list-style-name="L3">
      <style:text-properties fo:font-style="normal" fo:font-weight="bold" officeooo:rsid="003f014c" officeooo:paragraph-rsid="00405253" style:font-style-asian="normal" style:font-weight-asian="bold" style:font-style-complex="normal" style:font-weight-complex="bold"/>
    </style:style>
    <style:style style:name="P29" style:family="paragraph" style:parent-style-name="Text_20_body" style:list-style-name="L3">
      <style:text-properties fo:font-style="normal" fo:font-weight="bold" officeooo:rsid="00405253" officeooo:paragraph-rsid="00405253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italic" fo:font-weight="normal" officeooo:rsid="00405253" officeooo:paragraph-rsid="00405253" style:font-style-asian="italic" style:font-weight-asian="normal" style:font-style-complex="italic" style:font-weight-complex="normal"/>
    </style:style>
    <style:style style:name="P31" style:family="paragraph" style:parent-style-name="Heading_20_2">
      <style:paragraph-properties fo:break-before="page"/>
      <style:text-properties officeooo:rsid="00405253" officeooo:paragraph-rsid="00405253"/>
    </style:style>
    <style:style style:name="P32" style:family="paragraph" style:parent-style-name="Heading_20_4">
      <style:text-properties officeooo:rsid="00410f5a" officeooo:paragraph-rsid="00410f5a"/>
    </style:style>
    <style:style style:name="P33" style:family="paragraph" style:parent-style-name="Text_20_body">
      <style:text-properties officeooo:rsid="0041a9ee" officeooo:paragraph-rsid="0041a9ee"/>
    </style:style>
    <style:style style:name="P34" style:family="paragraph" style:parent-style-name="Heading_20_2">
      <style:paragraph-properties fo:break-before="page"/>
      <style:text-properties officeooo:rsid="004b74a6" officeooo:paragraph-rsid="004b74a6"/>
    </style:style>
    <style:style style:name="P35" style:family="paragraph" style:parent-style-name="Text_20_body">
      <style:text-properties officeooo:rsid="004b74a6" officeooo:paragraph-rsid="004b74a6"/>
    </style:style>
    <style:style style:name="P36" style:family="paragraph" style:parent-style-name="Heading_20_4">
      <style:text-properties officeooo:rsid="004b74a6" officeooo:paragraph-rsid="004b74a6"/>
    </style:style>
    <style:style style:name="P37" style:family="paragraph" style:parent-style-name="Heading_20_4">
      <style:text-properties officeooo:rsid="004d4a79" officeooo:paragraph-rsid="004d4a79"/>
    </style:style>
    <style:style style:name="P38" style:family="paragraph" style:parent-style-name="Text_20_body">
      <style:text-properties officeooo:rsid="004d4a79" officeooo:paragraph-rsid="004d4a79"/>
    </style:style>
    <style:style style:name="P39" style:family="paragraph" style:parent-style-name="Text_20_body">
      <style:text-properties officeooo:rsid="004d92c2" officeooo:paragraph-rsid="004d92c2"/>
    </style:style>
    <style:style style:name="P40" style:family="paragraph" style:parent-style-name="Heading_20_4">
      <style:text-properties officeooo:rsid="004d9a45" officeooo:paragraph-rsid="004d9a45"/>
    </style:style>
    <style:style style:name="P41" style:family="paragraph" style:parent-style-name="Text_20_body">
      <style:text-properties officeooo:rsid="004d9a45" officeooo:paragraph-rsid="004d9a45"/>
    </style:style>
    <style:style style:name="P42" style:family="paragraph" style:parent-style-name="Heading_20_2">
      <style:paragraph-properties fo:break-before="page"/>
      <style:text-properties officeooo:rsid="0041a9ee" officeooo:paragraph-rsid="0041a9ee"/>
    </style:style>
    <style:style style:name="P43" style:family="paragraph" style:parent-style-name="Text_20_body">
      <style:text-properties officeooo:paragraph-rsid="0041a9ee"/>
    </style:style>
    <style:style style:name="P44" style:family="paragraph" style:parent-style-name="Text_20_body" style:list-style-name="L4">
      <style:text-properties fo:font-weight="bold" officeooo:rsid="0041a9ee" officeooo:paragraph-rsid="0041a9ee" style:font-weight-asian="bold" style:font-weight-complex="bold"/>
    </style:style>
    <style:style style:name="P45" style:family="paragraph" style:parent-style-name="Text_20_body" style:list-style-name="L4">
      <style:text-properties fo:language="en" fo:country="US" fo:font-style="normal" fo:font-weight="bold" officeooo:rsid="0041a9ee" officeooo:paragraph-rsid="0041a9ee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fo:language="en" fo:country="US" fo:font-style="normal" fo:font-weight="bold" officeooo:rsid="0041a9ee" officeooo:paragraph-rsid="0041a9ee" style:font-style-asian="normal" style:font-weight-asian="bold" style:font-style-complex="normal" style:font-weight-complex="bold"/>
    </style:style>
    <style:style style:name="P47" style:family="paragraph" style:parent-style-name="Heading_20_3">
      <style:text-properties fo:language="en" fo:country="US" officeooo:rsid="0041e72d" officeooo:paragraph-rsid="0041e72d"/>
    </style:style>
    <style:style style:name="P48" style:family="paragraph" style:parent-style-name="Text_20_body">
      <style:text-properties officeooo:paragraph-rsid="004844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a3d08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b77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370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a3d08" style:font-style-asian="italic" style:font-weight-asian="normal" style:font-style-complex="italic" style:font-weight-complex="normal"/>
    </style:style>
    <style:style style:name="T11" style:family="text">
      <style:text-properties officeooo:rsid="003bda6f"/>
    </style:style>
    <style:style style:name="T12" style:family="text">
      <style:text-properties fo:font-style="italic" fo:font-weight="normal" officeooo:rsid="002cee3e" style:font-style-asian="italic" style:font-weight-asian="normal" style:font-style-complex="italic" style:font-weight-complex="normal"/>
    </style:style>
    <style:style style:name="T13" style:family="text">
      <style:text-properties officeooo:rsid="002e8234"/>
    </style:style>
    <style:style style:name="T14" style:family="text">
      <style:text-properties fo:font-style="italic" fo:font-weight="normal" officeooo:rsid="002e823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f775f" style:font-style-asian="italic" style:font-weight-asian="normal" style:font-style-complex="italic" style:font-weight-complex="normal"/>
    </style:style>
    <style:style style:name="T16" style:family="text">
      <style:text-properties fo:font-style="italic" officeooo:rsid="002f775f" style:font-style-asian="italic" style:font-style-complex="italic"/>
    </style:style>
    <style:style style:name="T17" style:family="text">
      <style:text-properties fo:font-style="italic" fo:font-weight="normal" officeooo:rsid="00405253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8333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bda6f" style:font-style-asian="italic" style:font-weight-asian="normal" style:font-style-complex="italic" style:font-weight-complex="normal"/>
    </style:style>
    <style:style style:name="T20" style:family="text">
      <style:text-properties officeooo:rsid="0041a9ee"/>
    </style:style>
    <style:style style:name="T21" style:family="text">
      <style:text-properties fo:font-weight="normal" officeooo:rsid="004e6301" style:font-weight-asian="normal" style:font-weight-complex="normal"/>
    </style:style>
    <style:style style:name="T22" style:family="text">
      <style:text-properties fo:language="en" fo:country="US" officeooo:rsid="0041a9ee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officeooo:rsid="004844f2"/>
    </style:style>
    <style:style style:name="T25" style:family="text">
      <style:text-properties fo:language="en" fo:country="US" officeooo:rsid="00495820"/>
    </style:style>
    <style:style style:name="T26" style:family="text">
      <style:text-properties fo:language="en" fo:country="US" fo:font-weight="bold" officeooo:rsid="004844f2" style:font-weight-asian="bold" style:font-weight-complex="bold"/>
    </style:style>
    <style:style style:name="T27" style:family="text">
      <style:text-properties fo:language="en" fo:country="US" fo:font-weight="bold" officeooo:rsid="00495820" style:font-weight-asian="bold" style:font-weight-complex="bold"/>
    </style:style>
    <style:style style:name="T28" style:family="text">
      <style:text-properties fo:language="en" fo:country="US" fo:font-weight="normal" officeooo:rsid="004844f2" style:font-weight-asian="normal" style:font-weight-complex="normal"/>
    </style:style>
    <style:style style:name="T29" style:family="text">
      <style:text-properties fo:language="en" fo:country="US" fo:font-weight="normal" officeooo:rsid="00495820" style:font-weight-asian="normal" style:font-weight-complex="normal"/>
    </style:style>
    <style:style style:name="T30" style:family="text">
      <style:text-properties fo:language="en" fo:country="US" fo:font-weight="normal" officeooo:rsid="004a504d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stroke="solid" svg:stroke-width="0.0402in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 text:is-list-header="true">tripartiteOS</text:h>
      <text:p text:style-name="P2">A DOS-based operating system for PCs</text:p>
      <text:p text:style-name="P2"/>
      <text:h text:style-name="P3" text:outline-level="2">Welcome!</text:h>
      <text:p text:style-name="P4">Thank you for choosing tripartiteOS! This operating system, being based on DOS, is compatible with all of your existing DOS software. It can run:</text:p>
      <text:list text:style-name="L1">
        <text:list-item>
          <text:p text:style-name="P5">DOS 16-bit applications;</text:p>
        </text:list-item>
        <text:list-item>
          <text:p text:style-name="P5">DOS 32-bit applications;</text:p>
        </text:list-item>
        <text:list-item>
          <text:p text:style-name="P5">DOS 64-bit applications;</text:p>
        </text:list-item>
        <text:list-item>
          <text:p text:style-name="P5">tripartiteOS 16-bit applications;</text:p>
        </text:list-item>
        <text:list-item>
          <text:p text:style-name="P5">tripartiteOS 32-bit applications;</text:p>
        </text:list-item>
        <text:list-item>
          <text:p text:style-name="P5">tripartiteOS 64-bit applications.</text:p>
        </text:list-item>
      </text:list>
      <text:p text:style-name="P4">This makes the OS a universal environment for most possible applications.</text:p>
      <text:h text:style-name="P6" text:outline-level="2">Copyrights</text:h>
      <text:p text:style-name="P7">Copyright © 2025 — Present, ProximalElk6186 and GitHub contributors.</text:p>
      <text:p text:style-name="P7">This program is free software; you can redistribute it and/or modify it under the terms of the GNU General Public License as published by the Free Software Foundation in the version 2 of the License.</text:p>
      <text:p text:style-name="P7">tripartiteOS is distributed in the hope that it will be useful, but <text:span text:style-name="T1">WITHOUT ANY WARRANTY</text:span><text:span text:style-name="T2">; without even the implied warranty of </text:span><text:span text:style-name="T1">MERCHANTABILITY </text:span><text:span text:style-name="T2">or </text:span><text:span text:style-name="T1">FITNESS FOR A PARTICULAR PURPOSE</text:span><text:span text:style-name="T2">.</text:span></text:p>
      <text:p text:style-name="P8">See the GNU General Public License for more details.</text:p>
      <text:p text:style-name="P9">The full license text is available at the end of this manual in a separate file called <text:span text:style-name="T1">“GPLV2LIC.ODT”</text:span>.</text:p>
      <text:h text:style-name="P3" text:outline-level="2">System requirements</text:h>
      <text:p text:style-name="P4">tripartiteOS requires:</text:p>
      <text:list text:style-name="L2">
        <text:list-item>
          <text:p text:style-name="P10">A 32-bit Intel Pentium CPU<text:span text:style-name="T3">*1</text:span><text:span text:style-name="T4">;</text:span></text:p>
        </text:list-item>
        <text:list-item>
          <text:p text:style-name="P10">16MB of RAM;</text:p>
        </text:list-item>
        <text:list-item>
          <text:p text:style-name="P10">320MB of hard disk space;</text:p>
        </text:list-item>
        <text:list-item>
          <text:p text:style-name="P10">A 640×480 screen;</text:p>
        </text:list-item>
        <text:list-item>
          <text:p text:style-name="P11">A VGA graphics card;</text:p>
        </text:list-item>
        <text:list-item>
          <text:p text:style-name="P11">A keyboard;</text:p>
        </text:list-item>
        <text:list-item>
          <text:p text:style-name="P11">A mouse;</text:p>
        </text:list-item>
        <text:list-item>
          <text:p text:style-name="P11">A floppy disk drive;</text:p>
        </text:list-item>
        <text:list-item>
          <text:p text:style-name="P12">A CD drive.</text:p>
        </text:list-item>
      </text:list>
      <text:p text:style-name="P13"><draw:line text:anchor-type="paragraph" draw:z-index="0" draw:name="Line 1" draw:style-name="gr1" draw:text-style-name="P14" svg:x1="-0.8402in" svg:y1="-0.0874in" svg:x2="7.4791in" svg:y2="-0.0421in"><text:p/></draw:line>*1 Some features, like 64-bit application support, require a 64-bit CPU.</text:p>
      <text:h text:style-name="P15" text:outline-level="2">Installation</text:h>
      <text:list text:style-name="L3">
        <text:list-item>
          <text:p text:style-name="P16"><text:span text:style-name="T1">Determine whether your PC has FreeDOS installed.</text:span> <text:s text:c="71"/><text:span text:style-name="T5">If it does, please continue with step 1</text:span><text:span text:style-name="T6">1</text:span><text:span text:style-name="T5">.</text:span></text:p>
        </text:list-item>
        <text:list-item>
          <text:p text:style-name="P17">Did your copy of tripartiteOS come with FreeDOS installation media? <text:s text:c="38"/><text:span text:style-name="T7">If it did, please continue with step 9.</text:span></text:p>
        </text:list-item>
        <text:list-item>
          <text:p text:style-name="P18">Go to <text:a xlink:type="simple" xlink:href="https://freedos.org/download/" text:style-name="Internet_20_link" text:visited-style-name="Visited_20_Internet_20_Link">https://freedos.org/download/</text:a>.</text:p>
        </text:list-item>
        <text:list-item>
          <text:p text:style-name="P18">Select which version of FreeDOS you would like to install.</text:p>
        </text:list-item>
        <text:list-item>
          <text:p text:style-name="P18">Download the selected version.</text:p>
        </text:list-item>
        <text:list-item>
          <text:p text:style-name="P18">Open the release notes. <text:tab/><text:tab/><text:tab/><text:tab/><text:tab/><text:tab/><text:tab/><text:tab/> <text:s text:c="10"/><text:span text:style-name="T7">They may contain important information about selecting a </text:span><text:span text:style-name="T8">version of FreeDOS to install.</text:span></text:p>
        </text:list-item>
        <text:list-item>
          <text:p text:style-name="P19">Get your installation media. <text:tab/><text:tab/><text:tab/><text:tab/><text:tab/><text:tab/><text:tab/> <text:span text:style-name="T7">Depending on how you got tripartiteOS you may also find installation media of FreeDOS included with your copy of tripartiteOS. </text:span><text:span text:style-name="T9">If you have it, please continue with step </text:span><text:span text:style-name="T10">9</text:span><text:span text:style-name="T9">.</text:span></text:p>
        </text:list-item>
        <text:list-item>
          <text:p text:style-name="P20">Write an installer of FreeDOS to your installation media. <text:tab/><text:tab/><text:tab/><text:tab/> <text:span text:style-name="T7">You may need extra tools to do so.</text:span></text:p>
        </text:list-item>
        <text:list-item>
          <text:p text:style-name="P20">Boot from your installation media of FreeDOS. <text:tab/><text:tab/><text:tab/><text:tab/><text:tab/><text:tab/> <text:span text:style-name="T7">You may need to change the boot order of your PC to do so. Please see your motherboard’s manual on instructions to change it.</text:span></text:p>
        </text:list-item>
        <text:list-item>
          <text:p text:style-name="P21">Install FreeDOS by following the instructions on your screen.</text:p>
        </text:list-item>
        <text:list-item>
          <text:p text:style-name="P21">Insert the tripartiteOS installation dis<text:span text:style-name="T11">c</text:span> number 1.</text:p>
        </text:list-item>
        <text:list-item>
          <text:p text:style-name="P21">Switch to the CD drive.</text:p>
        </text:list-item>
        <text:list-item>
          <text:p text:style-name="P21">Type <text:span text:style-name="Source_20_Text">SETUP.EXE</text:span>. Hit Enter.</text:p>
        </text:list-item>
        <text:list-item>
          <text:p text:style-name="P22">The tripartiteOS installer will ask you to select the initial settings for your installation. <text:span text:style-name="T7">Please select the settings applicable to your machine.</text:span><text:span text:style-name="T12"> The default settings are most likely what you need.</text:span></text:p>
        </text:list-item>
        <text:list-item>
          <text:p text:style-name="P23">The installer will begin the installation by copying required OS files. </text:p>
        </text:list-item>
        <text:list-item>
          <text:p text:style-name="P23">The installer will ask for your preferred regional settings <text:span text:style-name="T13">and components to be installed.</text:span><text:span text:style-name="T14"> <text:s text:c="143"/></text:span><text:span text:style-name="T15">You will be able to choose from the following: <text:s text:c="87"/>• <text:s text:c="2"/></text:span><text:span text:style-name="T16">Typical installation</text:span><text:span text:style-name="T15"> — installs most commonly used features <text:s text:c="59"/>• <text:s text:c="2"/></text:span><text:span text:style-name="T16">Complete installation </text:span><text:span text:style-name="T15">— installs all of the features <text:s text:c="82"/>• <text:s text:c="2"/></text:span><text:span text:style-name="T16">For portable computers </text:span><text:span text:style-name="T15">— like a typical installation, but also installs features useful for portable computers. <text:s text:c="142"/>• <text:s text:c="2"/></text:span><text:span text:style-name="T16">Space-saving </text:span><text:span text:style-name="T15">— installs the minimal amount of features to save space on the hard drive. • <text:s text:c="2"/></text:span><text:span text:style-name="T16">Custom </text:span><text:span text:style-name="T15">— select all of the components you would like to install yourself. <text:s text:c="39"/></text:span></text:p>
        </text:list-item>
        <text:list-item>
          <text:p text:style-name="P24"><text:soft-page-break/>Enter the password for the computer. <text:s text:c="77"/><text:span text:style-name="T7">tripartiteOS is a single-user operating system, so there is no setting up an account. </text:span><text:span text:style-name="T17">Setting a password is optional however highly recommended.</text:span></text:p>
        </text:list-item>
        <text:list-item>
          <text:p text:style-name="P25">The installer will continue copying the files based on your selection. <text:s text:c="46"/><text:span text:style-name="T18">If necessary, swap the installation dis</text:span><text:span text:style-name="T19">c</text:span><text:span text:style-name="T18">s when the installer prompts you to do so.</text:span></text:p>
        </text:list-item>
        <text:list-item>
          <text:p text:style-name="P25">The installer will install the boot files for the OS. <text:s text:c="76"/><text:span text:style-name="T7">It will do so by renaming the existing </text:span><text:span text:style-name="Source_20_Text"><text:span text:style-name="T2">AUTOEXEC.BAT</text:span></text:span><text:span text:style-name="T7"> and </text:span><text:span text:style-name="Source_20_Text"><text:span text:style-name="T2">CONFIG.SYS</text:span></text:span><text:span text:style-name="T7"> files to </text:span><text:span text:style-name="Source_20_Text"><text:span text:style-name="T2">AUTOEXEC.DOS</text:span></text:span><text:span text:style-name="T7"> and </text:span><text:span text:style-name="Source_20_Text"><text:span text:style-name="T2">CONFIG.DOS</text:span></text:span><text:span text:style-name="T7">.</text:span></text:p>
        </text:list-item>
        <text:list-item>
          <text:p text:style-name="P26">The computer will reboot. <text:s text:c="105"/><text:span text:style-name="T7">Please remove any floppy disks from your machine.</text:span></text:p>
        </text:list-item>
        <text:list-item>
          <text:p text:style-name="P27">If you changed your boot order in step 8, change it back. <text:s text:c="55"/><text:span text:style-name="T9">Please see your motherboard’s manual on instructions to change it.</text:span></text:p>
        </text:list-item>
        <text:list-item>
          <text:p text:style-name="P28">The installer will now check for hardware on your computer. <text:s text:c="59"/><text:span text:style-name="T7">It will check for both Plug-and-Play and non-Plug-and-Play hardware. Please note that this may result in your computer freezing. If the progress indicator doesn’t update for a while, restart your computer. </text:span><text:span text:style-name="T5">DO NOT PRESS CTRL+ALT+DEL! </text:span><text:span text:style-name="T17">Pressing CTRL+ALT+DEL can restart the detection process from the beginning and the computer will freeze once again!</text:span></text:p>
        </text:list-item>
        <text:list-item>
          <text:p text:style-name="P29">The installer will now install some of the drivers for the hardware that it can find with the distribution of tripartiteOS. <text:s text:c="109"/><text:span text:style-name="T7">It will most likely be able to find drivers for your network card and your Wi-Fi adapter if you have one installed. This way you can get to the Internet and download the rest of tripartiteOS drivers for your system. You will however need a second computer to get the drivers for your network card and/or your Wi-Fi adapter if it doesn’t. You can open an issue on GitHub so that we include the drivers into the next version of tripartiteOS.</text:span></text:p>
        </text:list-item>
        <text:list-item>
          <text:p text:style-name="P29">The installer will ask you to choose a system theme. <text:span text:style-name="T7">You can leave this at the default choice.</text:span></text:p>
        </text:list-item>
        <text:list-item>
          <text:p text:style-name="P29">That’s it! <text:span text:style-name="T7">Now log into the computer using the password that you’ve set during step 17 if you have set it.</text:span></text:p>
        </text:list-item>
      </text:list>
      <text:p text:style-name="P30"/>
      <text:h text:style-name="P31" text:outline-level="2">Using tripartiteOS</text:h>
      <text:h text:style-name="P32" text:outline-level="4">For people that have used <text:span text:style-name="T20">Windows before</text:span></text:h>
      <text:p text:style-name="P33">tripartiteOS’s interface is pretty close to the one used in Windows.</text:p>
      <text:h text:style-name="P34" text:outline-level="2">Features</text:h>
      <text:p text:style-name="P35">This section is about the features of tripartiteOS that differentiate it from the other operating systems on the market.</text:p>
      <text:h text:style-name="P36" text:outline-level="4">Compatible with old software</text:h>
      <text:p text:style-name="P35">tripartiteOS supports 16-bit, 32-bit and 64-bit DOS software as well as tripartiteOS 16-bit, 32-bit and 64-bit software. This is possible because tripartiteOS works on top of DOS and uses it as a compatibility layer for old software to work well.</text:p>
      <text:h text:style-name="P37" text:outline-level="4">Modern features</text:h>
      <text:p text:style-name="P38">tripartiteOS supports the modern features of modern systems — like 64-bit CPUs, gigabytes of RAM, high amounts of disk space — the OS supports up to 2TB drives by using the FAT32 file system.</text:p>
      <text:p text:style-name="P38">The advanced power features of modern machines, like ACPI, are also supported. This means that you can shut down your machine, reboot it or put it to sleep mode!</text:p>
      <text:p text:style-name="P38">The OS supports high resolution displays providing the best and clearest possible picture on the modern screens. Screen scaling is also supported for the comfortable use of modern high-DPI Retina monitors.</text:p>
      <text:p text:style-name="P39">Also supported are the modern sound cards. AC’97, Intel HD Audio, Intel Smart Sound Technology — all are supported.</text:p>
      <text:h text:style-name="P40" text:outline-level="4">Secure</text:h>
      <text:p text:style-name="P41">tripartiteOS is more secure than the rest of operating systems on the market. With updated malware detection mechanisms for detecting DOS viruses, protection from low-level disk accesses for avoiding MBR overwriting malware and boot-time exploits as well as detection of modern-day malicious software, tripartiteOS is a secure operating system.</text:p>
      <text:h text:style-name="P40" text:outline-level="4">Stable</text:h>
      <text:p text:style-name="P41">tripartiteOS is a stable operating system that rarely ever crashes. In an event of a crash, the OS will automatically restart, and a disk checking utility called <text:span text:style-name="T1">Disk-Scan </text:span><text:span text:style-name="T2">will run on startup. </text:span><text:span text:style-name="T1">Disk-Scan</text:span><text:span text:style-name="T2"> will scan your computer’s HDD or SSD for any errors or file system corruption and then </text:span><text:span text:style-name="T21">fix it. </text:span></text:p>
      <text:h text:style-name="P42" text:outline-level="2">Trademarks, licenses and used software</text:h>
      <text:p text:style-name="P43"><text:span text:style-name="T20">tripartiteOS uses the following programs, </text:span><text:span text:style-name="T22">bundled with the official binaries</text:span><text:span text:style-name="T20">:</text:span></text:p>
      <text:list text:style-name="L4">
        <text:list-item>
          <text:p text:style-name="P44">CuteMouse driver <text:span text:style-name="T23">— licensed as GPLv2;</text:span></text:p>
        </text:list-item>
        <text:list-item>
          <text:p text:style-name="P45">SBEMU driver <text:span text:style-name="T7">— licensed as GPLv2;</text:span></text:p>
        </text:list-item>
        <text:list-item>
          <text:p text:style-name="P45">SRDISK RAM Disk driver <text:span text:style-name="T7">— licensed as GPLv2;</text:span></text:p>
        </text:list-item>
        <text:list-item>
          <text:p text:style-name="P45">XCDROM CD-ROM driver <text:span text:style-name="T7">— licensed as GPLv2;</text:span></text:p>
        </text:list-item>
        <text:list-item>
          <text:p text:style-name="P45">UNISOUND driver <text:span text:style-name="T7">— licensed as freeware, explicitly allowed to be included in other projects;</text:span></text:p>
        </text:list-item>
        <text:list-item>
          <text:p text:style-name="P45">HIMEMSX driver <text:span text:style-name="T7">— licensed as GPLv2.</text:span></text:p>
        </text:list-item>
      </text:list>
      <text:p text:style-name="P46">tripartiteOS itself is licensed as GPLv2.</text:p>
      <text:h text:style-name="P47" text:outline-level="3">GPLv2 full license text is included in a separate file called “GPLV2LIC.ODT”.</text:h>
      <text:p text:style-name="P48"><text:span text:style-name="T24">For the source code of tripartiteOS and all of the software included </text:span><text:span text:style-name="T25">with the official binaries of</text:span><text:span text:style-name="T24"> tripartiteOS, see the </text:span><text:span text:style-name="T26">“S</text:span><text:span text:style-name="T27">OU</text:span><text:span text:style-name="T26">RC</text:span><text:span text:style-name="T27">E</text:span><text:span text:style-name="T26">.7z”</text:span><text:span text:style-name="T28"> </text:span><text:span text:style-name="T29">file. </text:span><text:span text:style-name="T30">On the official tripartiteOS CD release they are located on a separate disc</text:span><text:span text:style-name="T29">.</text:span><text:span text:style-name="T28"> Please note that unpacking the file may consume a lot of system resources since the files are heavily compressed. </text:span><text:span text:style-name="T30">You can also browse the source code on-line at </text:span><text:a xlink:type="simple" xlink:href="https://github.com/tripartiteOS/tripartiteOS" text:style-name="Internet_20_link" text:visited-style-name="Visited_20_Internet_20_Link"><text:span text:style-name="T30">https://github.com/tripartiteOS/tripartiteOS</text:span></text:a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background-color="#c0c0c0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text:span text:style-name="MT1">/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9T21:40:13.899136800</meta:creation-date>
    <dc:date>2026-02-10T17:17:53.934318300</dc:date>
    <meta:editing-duration>PT2H1M25S</meta:editing-duration>
    <meta:editing-cycles>33</meta:editing-cycles>
    <meta:generator>LibreOffice/26.2.0.3$Windows_X86_64 LibreOffice_project/620$Build-3</meta:generator>
    <meta:document-statistic meta:table-count="0" meta:image-count="0" meta:object-count="0" meta:page-count="9" meta:paragraph-count="83" meta:word-count="1304" meta:character-count="9191" meta:non-whitespace-character-count="6761"/>
  </office:meta>
</office:document-meta>
</file>